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Helvetica" fo:font-size="12pt" fo:language="none" fo:country="none" style:font-name-asian="Helvetica" style:font-size-asian="12pt" style:language-asian="none" style:country-asian="none" style:font-name-complex="Helvetica" style:font-size-complex="12pt" style:language-complex="none" style:country-complex="none"/>
    </style:style>
    <style:style style:name="ce3" style:family="table-cell" style:parent-style-name="Default" style:data-style-name="N50"/>
    <style:style style:name="ce8" style:family="table-cell" style:parent-style-name="Default" style:data-style-name="N50">
      <style:text-properties fo:color="#9999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400])" office:value-type="float" office:value="7070" calcext:value-type="float">
            <text:p>707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" calcext:value-type="float">
            <text:p>54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2" calcext:value-type="float">
            <text:p>42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8" calcext:value-type="float">
            <text:p>68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3" calcext:value-type="float">
            <text:p>63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3" calcext:value-type="float">
            <text:p>53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" calcext:value-type="float">
            <text:p>55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7" calcext:value-type="float">
            <text:p>57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7" calcext:value-type="float">
            <text:p>57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6" calcext:value-type="float">
            <text:p>6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ce3" office:value-type="date" office:date-value="2021-09-22T17:03:00" calcext:value-type="date">
            <text:p>22/09/21 17:03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ce3" office:value-type="date" office:date-value="2021-09-22T17:03:00" calcext:value-type="date">
            <text:p>22/09/21 17:03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ce3" office:value-type="date" office:date-value="2021-09-22T17:03:00" calcext:value-type="date">
            <text:p>22/09/21 17:03</text:p>
          </table:table-cell>
          <table:table-cell table:number-columns-repeated="1015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40" calcext:value-type="float">
            <text:p>4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ce3" office:value-type="date" office:date-value="2021-09-23T16:29:00" calcext:value-type="date">
            <text:p>23/09/21 16:2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33:00" calcext:value-type="date">
            <text:p>23/09/21 16:33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33:00" calcext:value-type="date">
            <text:p>23/09/21 16:33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style-name="ce3" office:value-type="date" office:date-value="2021-09-23T16:33:00" calcext:value-type="date">
            <text:p>23/09/21 16:33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 style:data-style-name="N2" text:time-value="12:43:01.9960693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22T15:00:23.623562868</meta:creation-date>
    <meta:generator>LibreOffice/7.0.2.2$MacOSX_X86_64 LibreOffice_project/8349ace3c3162073abd90d81fd06dcfb6b36b994</meta:generator>
    <dc:date>2021-10-03T12:50:49.336157824</dc:date>
    <meta:editing-duration>P2DT3H31M18S</meta:editing-duration>
    <meta:editing-cycles>66</meta:editing-cycles>
    <meta:document-statistic meta:table-count="1" meta:cell-count="1245" meta:object-count="0"/>
  </office:meta>
</office:document-meta>
</file>